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714cm" fo:margin-left="0cm" table:align="left"/>
    </style:style>
    <style:style style:name="Tableau2.A" style:family="table-column">
      <style:table-column-properties style:column-width="1.166cm"/>
    </style:style>
    <style:style style:name="Tableau2.B" style:family="table-column">
      <style:table-column-properties style:column-width="6.839cm"/>
    </style:style>
    <style:style style:name="Tableau2.C" style:family="table-column">
      <style:table-column-properties style:column-width="4.168cm"/>
    </style:style>
    <style:style style:name="Tableau2.D" style:family="table-column">
      <style:table-column-properties style:column-width="2.577cm"/>
    </style:style>
    <style:style style:name="Tableau2.E" style:family="table-column">
      <style:table-column-properties style:column-width="2.207cm"/>
    </style:style>
    <style:style style:name="Tableau2.F" style:family="table-column">
      <style:table-column-properties style:column-width="0.854cm"/>
    </style:style>
    <style:style style:name="Tableau2.G" style:family="table-column">
      <style:table-column-properties style:column-width="0.826cm"/>
    </style:style>
    <style:style style:name="Tableau2.H" style:family="table-column">
      <style:table-column-properties style:column-width="0.796cm"/>
    </style:style>
    <style:style style:name="Tableau2.I" style:family="table-column">
      <style:table-column-properties style:column-width="2.334cm"/>
    </style:style>
    <style:style style:name="Tableau2.J" style:family="table-column">
      <style:table-column-properties style:column-width="4.94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6.714cm" table:align="margins"/>
    </style:style>
    <style:style style:name="Tableau7.A" style:family="table-column">
      <style:table-column-properties style:column-width="26.714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6.714cm" table:align="margins"/>
    </style:style>
    <style:style style:name="Tableau8.A" style:family="table-column">
      <style:table-column-properties style:column-width="26.714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6.714cm" fo:margin-left="0cm" table:align="left"/>
    </style:style>
    <style:style style:name="Tableau9.A" style:family="table-column">
      <style:table-column-properties style:column-width="26.714cm"/>
    </style:style>
    <style:style style:name="Tableau9.A1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6.714cm" table:align="margins"/>
    </style:style>
    <style:style style:name="Tableau10.A" style:family="table-column">
      <style:table-column-properties style:column-width="1.194cm" style:rel-column-width="2929*"/>
    </style:style>
    <style:style style:name="Tableau10.B" style:family="table-column">
      <style:table-column-properties style:column-width="6.842cm" style:rel-column-width="16785*"/>
    </style:style>
    <style:style style:name="Tableau10.C" style:family="table-column">
      <style:table-column-properties style:column-width="4.142cm" style:rel-column-width="10160*"/>
    </style:style>
    <style:style style:name="Tableau10.D" style:family="table-column">
      <style:table-column-properties style:column-width="2.609cm" style:rel-column-width="6399*"/>
    </style:style>
    <style:style style:name="Tableau10.E" style:family="table-column">
      <style:table-column-properties style:column-width="2.198cm" style:rel-column-width="5391*"/>
    </style:style>
    <style:style style:name="Tableau10.F" style:family="table-column">
      <style:table-column-properties style:column-width="0.797cm" style:rel-column-width="1955*"/>
    </style:style>
    <style:style style:name="Tableau10.G" style:family="table-column">
      <style:table-column-properties style:column-width="0.854cm" style:rel-column-width="2094*"/>
    </style:style>
    <style:style style:name="Tableau10.H" style:family="table-column">
      <style:table-column-properties style:column-width="0.796cm" style:rel-column-width="1951*"/>
    </style:style>
    <style:style style:name="Tableau10.I" style:family="table-column">
      <style:table-column-properties style:column-width="2.334cm" style:rel-column-width="5724*"/>
    </style:style>
    <style:style style:name="Tableau10.J" style:family="table-column">
      <style:table-column-properties style:column-width="4.951cm" style:rel-column-width="12147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petits-intitulés">
      <style:text-properties fo:font-variant="small-caps" style:font-size-asian="10.5pt"/>
    </style:style>
    <style:style style:name="P3" style:family="paragraph" style:parent-style-name="fa-oo-valeur">
      <style:paragraph-properties fo:text-align="center" style:justify-single-word="false"/>
    </style:style>
    <style:style style:name="P4" style:family="paragraph" style:parent-style-name="fa-attr-valeur">
      <style:paragraph-properties fo:text-align="center" style:justify-single-word="false"/>
    </style:style>
    <style:style style:name="P5" style:family="paragraph" style:parent-style-name="fa-oo-libellé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68643048" text:id="ct168643048">
          <text:insertion>
            <office:change-info>
              <dc:creator>Gauthier Bastien</dc:creator>
              <dc:date>2014-02-07T09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">A progr.</text:p>
          </table:table-cell>
          <table:table-cell table:style-name="Tableau2.A3" office:value-type="string">
            <text:p text:style-name="P2">En cours</text:p>
          </table:table-cell>
          <table:table-cell table:style-name="Tableau2.A3" office:value-type="string">
            <text:p text:style-name="P2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6"><text:span text:style-name="T1">do table for so in view.getStrategicObjectives()</text:span></text:p></office:annotation><text:change-start text:change-id="ct168643048"/>so.Title()<text:change-end text:change-id="ct168643048"/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Table_20_Contents"><text:text-input text:description="">view.vocValue(u'imio.project.core.content.project.categories_vocabulary', 'categories', obj=so)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row>
                            <table:table-cell table:style-name="Tableau9.A1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P5"><office:annotation><dc:creator>sge </dc:creator><dc:date>2013-06-25T09:39:40</dc:date><text:p text:style-name="P6"><text:span text:style-name="T1">do table for oo in view.getOperationalObjectives(so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6"><text:span text:style-name="T1">do text</text:span></text:p><text:p text:style-name="P6"><text:span text:style-name="T1">from xhtml(view.getObjectDGM(oo)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09:54:42</dc:date><text:p text:style-name="P6"><text:span text:style-name="T2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09:52</dc:date><text:p text:style-name="P6"><text:span text:style-name="T1">do text if view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10:39</dc:date><text:p text:style-name="P6"><text:span text:style-name="T1">do text if view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><office:annotation><dc:creator>sge </dc:creator><dc:date>2013-06-25T13:42:28</dc:date><text:p text:style-name="P6"><text:span text:style-name="T1">do text</text:span></text:p><text:p text:style-name="P6"><text:span text:style-name="T1">from xhtml(view.getObjectDGM(oo).formatResultIndicator(expected=False))</text:span></text:p></office:annotation>reached indicator</text:p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P4"><office:annotation><dc:creator>sge </dc:creator><dc:date>2013-06-25T11:23:38</dc:date><text:p text:style-name="P6"><text:span text:style-name="T1">do row for action in view.getObjectDGM(oo)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09:54:42</dc:date><text:p text:style-name="P6"><text:span text:style-name="T2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09:52</dc:date><text:p text:style-name="P6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10:39</dc:date><text:p text:style-name="P6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6"><text:span text:style-name="T1">do text</text:span></text:p><text:p text:style-name="P6"><text:span text:style-name="T1">from xhtml(view.getObjectDGM(action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text:tab/><text:date style:data-style-name="N37" text:date-value="2014-02-07T10:01:14.99">07/02/14</text:date><text:tab/><text:time style:data-style-name="N41" text:time-value="2014-02-07T10:01:14.99">10:00:4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2-07T09:57:02</dc:date>
    <meta:editing-duration>PT20H32M43S</meta:editing-duration>
    <meta:editing-cycles>192</meta:editing-cycles>
    <meta:generator>LibreOffice/3.5$Linux_x86 LibreOffice_project/350m1$Build-2</meta:generator>
    <dc:creator>Gauthier Bastien</dc:creator>
    <meta:document-statistic meta:table-count="5" meta:image-count="0" meta:object-count="0" meta:page-count="1" meta:paragraph-count="34" meta:word-count="73" meta:character-count="681" meta:non-whitespace-character-count="654"/>
    <meta:user-defined meta:name="Info 1"/>
    <meta:user-defined meta:name="Info 2"/>
    <meta:user-defined meta:name="Info 3"/>
    <meta:user-defined meta:name="Info 4"/>
  </office:meta>
</office:document-meta>
</file>